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fc7f0" officeooo:paragraph-rsid="000fc7f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fc7f0" officeooo:paragraph-rsid="000fc7f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2 – Gestão da informação e do conhecimento, conhecimentos tácito e explícito, espiral do conhecimento de Nonaka e Takeuchi, aprendizagem organizacional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5T20:32:58.530000000</meta:creation-date>
    <dc:date>2018-05-25T20:36:55.995000000</dc:date>
    <meta:editing-duration>PT4M16S</meta:editing-duration>
    <meta:editing-cycles>1</meta:editing-cycles>
    <meta:document-statistic meta:table-count="0" meta:image-count="0" meta:object-count="0" meta:page-count="1" meta:paragraph-count="1" meta:word-count="21" meta:character-count="157" meta:non-whitespace-character-count="136"/>
    <meta:generator>LibreOffice/6.0.1.1$Windows_X86_64 LibreOffice_project/60bfb1526849283ce2491346ed2aa51c465abfe6</meta:generator>
  </office:meta>
</office:document-meta>
</file>